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5.58mm"/>
    </style:style>
    <style:style style:name="co2" style:family="table-column">
      <style:table-column-properties fo:break-before="auto" style:column-width="85.18mm"/>
    </style:style>
    <style:style style:name="co3" style:family="table-column">
      <style:table-column-properties fo:break-before="auto" style:column-width="80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 Vis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insertion carte dans da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) lecture et vérification c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demande de saisie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) saisie du cod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) vérification code sur c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) passe nombre essai à 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) demande autorisation au SI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8) SI visa vérifie l’autoris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9) le SI renvoie le plafond autoris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) demande montant vou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) saisie le monta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2) vérification monta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3) demande si ticket vou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) choix ticke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5) le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) reprend la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7) distribution billet et ti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) prise des bille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 A1</text:p>
          </table:table-cell>
          <table:table-cell table:style-name="ce1" office:value-type="string" calcext:value-type="string">
            <text:p>code erroné 1 ou 2 fois demarre etape 6 et reprend etape 3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1-6)incrementation nombre d’essa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1-7) indique code erroné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 A2</text:p>
          </table:table-cell>
          <table:table-cell table:style-name="ce1" office:value-type="string" calcext:value-type="string">
            <text:p>montant non valide, demarrage 12 et reprend <text:s/>etape 10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A2-12) indique que le montant dépasse le plafo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 A3</text:p>
          </table:table-cell>
          <table:table-cell table:style-name="ce1" office:value-type="string" calcext:value-type="string">
            <text:p>pas de ticker demandé, demarrage 14 jusqu’a f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3-14) ticket refusé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3-15) le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-16) carte repris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3-17) distribution bil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-18) billets pr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 E1</text:p>
          </table:table-cell>
          <table:table-cell table:style-name="ce1" office:value-type="string" calcext:value-type="string">
            <text:p>code erroné 3 fois, etape 6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E1-6)le dab avale le v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1-7)le dab signale <text:s/>au SI VISA la carte avalé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 E2</text:p>
          </table:table-cell>
          <table:table-cell table:style-name="ce1" office:value-type="string" calcext:value-type="string">
            <text:p>retrait non autorisé, etape 9</text:p>
          </table:table-cell>
          <table:table-cell table:style-name="ce1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2-9) le si ne renvoie pas d’autoris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2-10) le dab signale au client le ref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2-11) le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2-12) carte repri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 E3</text:p>
          </table:table-cell>
          <table:table-cell table:style-name="ce1" office:value-type="string" calcext:value-type="string">
            <text:p>non reprise de la carte, demarrage etape 16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E3-16) non reprise de la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3-17) le dab avale la car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 E4</text:p>
          </table:table-cell>
          <table:table-cell table:style-name="ce1" office:value-type="string" calcext:value-type="string">
            <text:p>non prise des billets, démarre etape 18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E4-18) billets non repri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4-19) me dab avale les bill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4-20) le dab annule la transa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enario E5</text:p>
          </table:table-cell>
          <table:table-cell table:style-name="ce1" office:value-type="string" calcext:value-type="string">
            <text:p>le client annule, ou délai dépassé entre 4 et 13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E5-4) le dab signale l’aband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5-5) le dab rend la cart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2:01:15.789000000</meta:creation-date>
    <dc:date>2019-06-27T14:28:59.354000000</dc:date>
    <meta:editing-duration>PT7M54S</meta:editing-duration>
    <meta:editing-cycles>1</meta:editing-cycles>
    <meta:document-statistic meta:table-count="1" meta:cell-count="58" meta:object-count="0"/>
    <meta:generator>LibreOffice/6.2.4.2$Windows_X86_64 LibreOffice_project/2412653d852ce75f65fbfa83fb7e7b669a126d64</meta:generator>
  </office:meta>
</office:document-meta>
</file>